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735f" officeooo:paragraph-rsid="0004735f"/>
    </style:style>
    <style:style style:name="P2" style:family="paragraph" style:parent-style-name="Standard">
      <style:paragraph-properties fo:text-align="center" style:justify-single-word="false"/>
      <style:text-properties officeooo:rsid="0004735f" officeooo:paragraph-rsid="0004735f"/>
    </style:style>
    <style:style style:name="P3" style:family="paragraph" style:parent-style-name="Standard">
      <style:text-properties officeooo:rsid="0004735f" officeooo:paragraph-rsid="00064b04"/>
    </style:style>
    <style:style style:name="P4" style:family="paragraph" style:parent-style-name="Standard">
      <style:text-properties fo:font-style="italic" officeooo:rsid="0004735f" officeooo:paragraph-rsid="0004735f" style:font-style-asian="italic" style:font-style-complex="italic"/>
    </style:style>
    <style:style style:name="P5" style:family="paragraph" style:parent-style-name="Standard">
      <style:text-properties officeooo:rsid="00064b04" officeooo:paragraph-rsid="00064b04"/>
    </style:style>
    <style:style style:name="P6" style:family="paragraph" style:parent-style-name="Standard">
      <style:text-properties officeooo:rsid="00064b04" officeooo:paragraph-rsid="0006811e"/>
    </style:style>
    <style:style style:name="P7" style:family="paragraph" style:parent-style-name="Standard">
      <style:text-properties officeooo:rsid="0006811e" officeooo:paragraph-rsid="0006811e"/>
    </style:style>
    <style:style style:name="P8" style:family="paragraph" style:parent-style-name="Standard">
      <style:text-properties officeooo:rsid="0006811e" officeooo:paragraph-rsid="00116f32"/>
    </style:style>
    <style:style style:name="P9" style:family="paragraph" style:parent-style-name="Standard">
      <style:text-properties officeooo:rsid="0006e9cb" officeooo:paragraph-rsid="0006e9cb"/>
    </style:style>
    <style:style style:name="P10" style:family="paragraph" style:parent-style-name="Standard">
      <style:text-properties officeooo:rsid="0006e9cb" officeooo:paragraph-rsid="0008a525"/>
    </style:style>
    <style:style style:name="P11" style:family="paragraph" style:parent-style-name="Standard">
      <style:text-properties officeooo:rsid="0009d4f8" officeooo:paragraph-rsid="0009d4f8"/>
    </style:style>
    <style:style style:name="P12" style:family="paragraph" style:parent-style-name="Standard">
      <style:text-properties officeooo:rsid="0009ec09" officeooo:paragraph-rsid="0009ec09"/>
    </style:style>
    <style:style style:name="P13" style:family="paragraph" style:parent-style-name="Standard">
      <style:text-properties officeooo:rsid="00116f32" officeooo:paragraph-rsid="00116f32"/>
    </style:style>
    <style:style style:name="P14" style:family="paragraph" style:parent-style-name="Standard">
      <style:text-properties officeooo:rsid="0011ec84" officeooo:paragraph-rsid="0011ec84"/>
    </style:style>
    <style:style style:name="P15" style:family="paragraph" style:parent-style-name="Standard">
      <style:text-properties officeooo:rsid="00064b04" officeooo:paragraph-rsid="00064b04"/>
    </style:style>
    <style:style style:name="T1" style:family="text">
      <style:text-properties officeooo:rsid="0006811e"/>
    </style:style>
    <style:style style:name="T2" style:family="text">
      <style:text-properties style:text-position="super 58%"/>
    </style:style>
    <style:style style:name="T3" style:family="text">
      <style:text-properties style:text-position="super 58%" officeooo:rsid="0006811e"/>
    </style:style>
    <style:style style:name="T4" style:family="text">
      <style:text-properties style:text-position="super 58%" officeooo:rsid="0008a525"/>
    </style:style>
    <style:style style:name="T5" style:family="text">
      <style:text-properties style:text-position="sub 58%"/>
    </style:style>
    <style:style style:name="T6" style:family="text">
      <style:text-properties style:text-position="sub 58%" officeooo:rsid="0008a525"/>
    </style:style>
    <style:style style:name="T7" style:family="text">
      <style:text-properties style:text-position="sub 58%" officeooo:rsid="000d1d7d"/>
    </style:style>
    <style:style style:name="T8" style:family="text">
      <style:text-properties style:text-position="sub 58%" officeooo:rsid="0011ec84"/>
    </style:style>
    <style:style style:name="T9" style:family="text">
      <style:text-properties officeooo:rsid="0008a525"/>
    </style:style>
    <style:style style:name="T10" style:family="text">
      <style:text-properties officeooo:rsid="0009d4f8"/>
    </style:style>
    <style:style style:name="T11" style:family="text">
      <style:text-properties officeooo:rsid="0009ec09"/>
    </style:style>
    <style:style style:name="T12" style:family="text">
      <style:text-properties officeooo:rsid="000d1d7d"/>
    </style:style>
    <style:style style:name="T13" style:family="text">
      <style:text-properties officeooo:rsid="0010a227"/>
    </style:style>
    <style:style style:name="T14" style:family="text">
      <style:text-properties officeooo:rsid="00116f32"/>
    </style:style>
    <style:style style:name="T15" style:family="text">
      <style:text-properties officeooo:rsid="0011ec84"/>
    </style:style>
    <style:style style:name="T16" style:family="text">
      <style:text-properties officeooo:rsid="0013315f"/>
    </style:style>
    <style:style style:name="T17" style:family="text">
      <style:text-properties officeooo:rsid="00143bb0"/>
    </style:style>
    <style:style style:name="T18" style:family="text">
      <style:text-properties officeooo:rsid="0016d3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4">Formalizing Utility </text:span>Semantic<text:span text:style-name="T13">s<text:line-break/></text:span>With Infinit<text:span text:style-name="T13">e </text:span>Group <text:span text:style-name="T13">Generator</text:span>s</text:p>
      <text:p text:style-name="P2">by Sven Nilsen, 2018</text:p>
      <text:p text:style-name="P1"/>
      <text:p text:style-name="P4">In this paper I outline <text:span text:style-name="T13">an</text:span> overall idea for fixing semantic<text:span text:style-name="T13">s</text:span> <text:span text:style-name="T13">of</text:span> artificial intelligent agent goals: By taking advantage of advanced techniques of abstract algebra, one can <text:span text:style-name="T13">define precisely the language used to describe</text:span> goals <text:span text:style-name="T13">without specifying the implementation of that language.</text:span> <text:span text:style-name="T10">By</text:span> comput<text:span text:style-name="T10">ing</text:span> utility from objects <text:span text:style-name="T18">generated by</text:span> infinit<text:span text:style-name="T13">e </text:span>group <text:span text:style-name="T18">generator</text:span>s, this guarantees that semantics is preserved under modification by generators. <text:span text:style-name="T17">I demonstrate this technique by defining a universal problem solver.</text:span></text:p>
      <text:p text:style-name="P1"/>
      <text:p text:style-name="P5">Think of a generator as a way to modify an object. The way an object gets modified has certain mathematical properties which are defined as the concept of a group in mathematics.</text:p>
      <text:p text:style-name="P3"/>
      <text:p text:style-name="P5">To explain how this works, I will give a simple description of a universal problem solver based on natural numbers and evolution.</text:p>
      <text:p text:style-name="P3"/>
      <text:p text:style-name="P5">You run an evolutionary algorithm on a population of artificial agents that each are described with a genetic code. The genetic code takes the form of a binary representation of natural numbers. At each generation, the agents are evaluated by a utility/fitness function that takes the genetic code as input and returns a score of how well the agent solved the task:</text:p>
      <text:p text:style-name="P5"/>
      <text:p text:style-name="P5"><text:tab/>U : binary_code → real</text:p>
      <text:p text:style-name="P5"/>
      <text:p text:style-name="P5"><text:span text:style-name="T17">The utility function makes its decisions in the language of infinite group generators. The generators</text:span> <text:span text:style-name="T17">are</text:span> defined as the following <text:span text:style-name="T14">higher order generator</text:span>:</text:p>
      <text:p text:style-name="P5"/>
      <text:p text:style-name="P5"><text:tab/>gen : nat ⨯ binary_code ⨯ binary_code → binary_code</text:p>
      <text:p text:style-name="P5"><text:tab/>gen := \(n, a, b) = a + if <text:span text:style-name="T1">bit(</text:span>b, n) { 2<text:span text:style-name="T2">n</text:span> } else { 0 }</text:p>
      <text:p text:style-name="P5"/>
      <text:p text:style-name="P6"><text:tab/><text:span text:style-name="T1">bit : binary_code </text:span>⨯ <text:span text:style-name="T1">nat → bool</text:span></text:p>
      <text:p text:style-name="P5"/>
      <text:p text:style-name="P7"><text:span text:style-name="T17">I</text:span>nverse generator<text:span text:style-name="T17">s</text:span>:</text:p>
      <text:p text:style-name="P5"/>
      <text:p text:style-name="P6"><text:tab/><text:span text:style-name="T1">gen</text:span><text:span text:style-name="T3">-1</text:span><text:span text:style-name="T1"> := \(n, a, b) = a – bit(</text:span>b, n)<text:span text:style-name="T1"> { 2</text:span><text:span text:style-name="T3">n</text:span><text:span text:style-name="T1"> } else { 0 }</text:span></text:p>
      <text:p text:style-name="P5"/>
      <text:p text:style-name="P7">Identity element (this is the same for every generator):</text:p>
      <text:p text:style-name="P7"/>
      <text:p text:style-name="P7"><text:tab/>e = 0</text:p>
      <text:p text:style-name="P5"/>
      <text:p text:style-name="P8">The algorithm for evolving the population can be arbitrary, but to keep all possible agents reachable there must exists one agent `x : (bit 0)`. This makes the algorithm universal for problem solving.</text:p>
      <text:p text:style-name="P8"/>
      <text:p text:style-name="P8"><text:span text:style-name="T17">When evolving</text:span>, one agent `a` functions as a blueprint and another agent `b` as the source of new genes and mutations. A single bit is taken from the agent `b` and inserted into `a` <text:span text:style-name="T14">that either puts the bit there or</text:span> cause upward mutation. The reverse operation removes the bit or cause downward mutation.</text:p>
      <text:p text:style-name="P5"><text:soft-page-break/></text:p>
      <text:p text:style-name="P9">To make the utility function `U` sound, one must use the language of <text:span text:style-name="T14">an infinite amount of group generators</text:span> to specify the goal. It is not permitted to use other operations, unless they are definable in the same language. <text:span text:style-name="T17">However, it is possible to constraint the generators for narrow problem solving.</text:span></text:p>
      <text:p text:style-name="P9"/>
      <text:p text:style-name="P9">Th<text:span text:style-name="T14">is</text:span> language is of a such kind that <text:span text:style-name="T14">all</text:span> operations are possible to define, thanks to the construction of the identity element `e` and selecting a proper generator.</text:p>
      <text:p text:style-name="P9"/>
      <text:p text:style-name="P9">Example of things that can be expressed in th<text:span text:style-name="T14">is</text:span> language:</text:p>
      <text:p text:style-name="P9"/>
      <text:p text:style-name="P9"><text:tab/>a +<text:span text:style-name="T5">n</text:span> b = gen(n, a, b)<text:tab/><text:tab/>Insert gene</text:p>
      <text:p text:style-name="P9"><text:tab/>a -<text:span text:style-name="T5">n</text:span> b = gen<text:span text:style-name="T2">-1</text:span>(n, a, b)<text:tab/><text:tab/>Remove gene</text:p>
      <text:p text:style-name="P9"/>
      <text:p text:style-name="P10"><text:tab/>∀ <text:span text:style-name="T9">n { </text:span>a +<text:span text:style-name="T5">n</text:span> e = a <text:span text:style-name="T9">}</text:span><text:tab/><text:tab/>For any `+<text:span text:style-name="T5">n</text:span>`, using `e` as source for genes has no effect</text:p>
      <text:p text:style-name="P10"><text:tab/>∀ <text:span text:style-name="T9">n { </text:span>a -<text:span text:style-name="T5">n</text:span> e = a <text:span text:style-name="T9">}</text:span><text:tab/><text:tab/>For any `-<text:span text:style-name="T5">n</text:span>`, using `e` as source for genes has no effect</text:p>
      <text:p text:style-name="P9"/>
      <text:p text:style-name="P9"><text:tab/>e +<text:span text:style-name="T5">0</text:span> a<text:tab/><text:tab/><text:tab/><text:tab/>Agent `a`’s bit at location 0</text:p>
      <text:p text:style-name="P9"><text:tab/><text:span text:style-name="T9">e +</text:span><text:span text:style-name="T6">0</text:span><text:span text:style-name="T9"> a = e<text:tab/><text:tab/><text:tab/>Agent `a`’s bit at location 0 has value 0</text:span></text:p>
      <text:p text:style-name="P9"/>
      <text:p text:style-name="P9"><text:tab/><text:span text:style-name="T9">b</text:span><text:span text:style-name="T6">min</text:span><text:span text:style-name="T9"> &lt;= </text:span>a &lt;<text:span text:style-name="T9">=</text:span> b<text:span text:style-name="T5">max</text:span><text:tab/><text:tab/><text:span text:style-name="T9">`b</text:span><text:span text:style-name="T6">min</text:span><text:span text:style-name="T9">` and `b</text:span><text:span text:style-name="T6">max</text:span><text:span text:style-name="T9">` defines an AABB region of agents</text:span></text:p>
      <text:p text:style-name="P9"/>
      <text:p text:style-name="P9"><text:tab/><text:span text:style-name="T9">e +</text:span><text:span text:style-name="T6">3</text:span><text:span text:style-name="T9"> a &lt; e +</text:span><text:span text:style-name="T6">3</text:span><text:span text:style-name="T9"> b<text:tab/><text:tab/><text:tab/>`a`’s 3</text:span><text:span text:style-name="T4">rd</text:span><text:span text:style-name="T9"> bit is less than `b`’s third bit</text:span></text:p>
      <text:p text:style-name="P9"/>
      <text:p text:style-name="P9"><text:tab/>∀ <text:span text:style-name="T9">i [3, 5) { e +</text:span><text:span text:style-name="T6">i</text:span><text:span text:style-name="T9"> a = e +</text:span><text:span text:style-name="T6">i</text:span><text:span text:style-name="T9"> b }<text:tab/>Bits `3` and `4` are the same in `a` and `b`</text:span></text:p>
      <text:p text:style-name="P9"/>
      <text:p text:style-name="P13">Comparison operators <text:span text:style-name="T15">up to some finite limit can be defined if you can compare elements for equality. These are the boolean equivalent operators. There are more than one way to define comparisons, some are more impractical than others. For example, addition on real numbers is uncomputable since you order element `a &lt; b` when `∀ n { a +</text:span><text:span text:style-name="T8">n</text:span><text:span text:style-name="T15"> b = a }` and this forms a category of partially ordered objects. In practice you just use the normal definitions and keep the mathematical definitions only for theorems.</text:span></text:p>
      <text:p text:style-name="P9"/>
      <text:p text:style-name="P11">In practice, this language is powerful enough so you can read any part of the binary code <text:span text:style-name="T17">and perform any kind of computation</text:span>. So, since binary code can represent any object, why not just use binary code?</text:p>
      <text:p text:style-name="P11"/>
      <text:p text:style-name="P11">The idea is that <text:span text:style-name="T11">there are many ways to define generators. Some are more efficient at specific problems than others. For example, you can create a cyclic generator that does not cause mutations. Or, you can create a complex definition of a concept that is defined formally in this language. While some structures are universal, there are others that are much more restricted. Generic algorithms can be written to work with any structure. Mathematical theorems can be proven using a common definition.</text:span></text:p>
      <text:p text:style-name="P11"/>
      <text:p text:style-name="P12">Modifications are only allowed to happen in a certain way such that if you keep track of all the changes, one can always undo them later. <text:span text:style-name="T12">Here is an example showing how changes are reversible:</text:span></text:p>
      <text:p text:style-name="P12"/>
      <text:p text:style-name="P12"><text:tab/><text:tab/><text:span text:style-name="T12">1011 -</text:span><text:span text:style-name="T7">2</text:span><text:span text:style-name="T12"> 0100 =<text:tab/> 0111<text:tab/><text:tab/><text:tab/>1011 -</text:span><text:span text:style-name="T7">2</text:span><text:span text:style-name="T12"> 0000 = 1011</text:span></text:p>
      <text:p text:style-name="P12"><text:tab/><text:tab/><text:span text:style-name="T12">0111 +</text:span><text:span text:style-name="T7">2</text:span><text:span text:style-name="T12"> 0100 = 1011<text:tab/><text:tab/><text:tab/>1011 +</text:span><text:span text:style-name="T7">2</text:span><text:span text:style-name="T12"> 0000 = 1011</text:span></text:p>
      <text:p text:style-name="P12"/>
      <text:p text:style-name="P14">A curious property <text:span text:style-name="T16">in this case: A</text:span>s the diversity of genes increases in a growing population of agents, new generat<text:span text:style-name="T16">ors</text:span> are <text:span text:style-name="T16">unlocked</text:span> <text:span text:style-name="T16">by</text:span> mutation of higher bits, <text:span text:style-name="T17">speeding up evolution, </text:span>even they all can be generated from a single agent and the identity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7:57:21.878915000</meta:creation-date>
    <dc:date>2018-06-10T21:08:16.152872000</dc:date>
    <meta:editing-duration>PT37S</meta:editing-duration>
    <meta:editing-cycles>2</meta:editing-cycles>
    <meta:generator>LibreOffice/5.1.2.2$MacOSX_X86_64 LibreOffice_project/d3bf12ecb743fc0d20e0be0c58ca359301eb705f</meta:generator>
    <meta:document-statistic meta:table-count="0" meta:image-count="0" meta:object-count="0" meta:page-count="2" meta:paragraph-count="36" meta:word-count="910" meta:character-count="5009" meta:non-whitespace-character-count="4098"/>
  </office:meta>
</office:document-meta>
</file>